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b3e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b3e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b3e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b3e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b3e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b3e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b3e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b3e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b3e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b3e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b3e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b3e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b3e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b3e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b3e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b3e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b3e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ichell de los Ángeles Zea Orteg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Tucupit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5/3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20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oisés Zea Daz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E 817950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4.0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60" meta:non-whitespace-character-count="991"/>
    <meta:template xlink:type="simple" xlink:actuate="onRequest" xlink:title="Normal" xlink:href=""/>
  </office:meta>
</office:document-meta>
</file>